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text-align="start" style:justify-single-word="false"/>
    </style:style>
    <style:style style:name="P2" style:family="paragraph" style:parent-style-name="Standard">
      <style:paragraph-properties fo:margin-top="0cm" fo:margin-bottom="0cm" loext:contextual-spacing="false" fo:text-align="center" style:justify-single-word="false"/>
      <style:text-properties fo:font-weight="bold" style:font-weight-asian="bold"/>
    </style:style>
    <style:style style:name="P3" style:family="paragraph" style:parent-style-name="Standard">
      <style:paragraph-properties fo:margin-top="0cm" fo:margin-bottom="0cm" loext:contextual-spacing="false" fo:text-align="start" style:justify-single-word="false"/>
      <style:text-properties officeooo:rsid="000584a0" officeooo:paragraph-rsid="000584a0"/>
    </style:style>
    <style:style style:name="P4" style:family="paragraph" style:parent-style-name="Standard">
      <style:paragraph-properties fo:margin-top="0cm" fo:margin-bottom="0cm" loext:contextual-spacing="false" fo:text-align="start" style:justify-single-word="false"/>
      <style:text-properties officeooo:rsid="000584a0" officeooo:paragraph-rsid="0006c155"/>
    </style:style>
    <style:style style:name="P5" style:family="paragraph" style:parent-style-name="Standard" style:master-page-name="Standard">
      <style:paragraph-properties fo:margin-top="0cm" fo:margin-bottom="0cm" loext:contextual-spacing="false"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officeooo:rsid="0006c1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OCUMENTATION ON COMPACTION IN VARIABLE SIZE PARTITION</text:span></text:p>
      <text:p text:style-name="P2"/>
      <text:p text:style-name="P1"><text:span text:style-name="T2">AIM: </text:span></text:p>
      <text:p text:style-name="P1">In variable partitioning system results in external fragmentation.The aim of the program is to shift all the fragments at the end of the memory so that we have a large free block.</text:p>
      <text:p text:style-name="P1"/>
      <text:p text:style-name="P1"><text:span text:style-name="T2">ABSTRACT:</text:span></text:p>
      <text:p text:style-name="P1">In variable partitioning system we allocate the memory in continuous fashion.After deletion of the a process from the memory we have a fixed size block.If we allocation a process of smaller size it results in the formation of fragments.There arises a case where we have total fragment size greater than process size but we cannot allocate it.So to overcome this we use compaction , where we collect all the fragments and make it a large free block of memory.</text:p>
      <text:p text:style-name="P1"/>
      <text:p text:style-name="P1"><text:span text:style-name="T2">METHOD:</text:span></text:p>
      <text:p text:style-name="P1">Here whenever we remove the process from memory we reallocate the processes such that the free memory is collected at the end.And if we have two blocks of free memory then we combine it. </text:p>
      <text:p text:style-name="P3">I have used there functions that does the foloowing:</text:p>
      <text:p text:style-name="P4"><text:tab/>1.defragment:</text:p>
      <text:p text:style-name="P4"><text:tab/><text:tab/>does the job of swapping the process</text:p>
      <text:p text:style-name="P4"><text:tab/><text:tab/><text:span text:style-name="T3">decreses the size of blocks by removing internal fragmentation and swaps.</text:span></text:p>
      <text:p text:style-name="P3"><text:tab/>2.mergeblock:merges two free blocks</text:p>
      <text:p text:style-name="P3"><text:tab/>3.clean block:does the job of del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5T11:08:13.758744899</dc:date>
    <meta:editing-duration>PT2M33S</meta:editing-duration>
    <meta:editing-cycles>2</meta:editing-cycles>
    <meta:generator>LibreOffice/5.1.6.2$Linux_X86_64 LibreOffice_project/10m0$Build-2</meta:generator>
    <meta:document-statistic meta:table-count="0" meta:image-count="0" meta:object-count="0" meta:page-count="1" meta:paragraph-count="13" meta:word-count="193" meta:character-count="1154" meta:non-whitespace-character-count="965"/>
  </office:meta>
</office:document-meta>
</file>